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39in" style:rel-column-width="10538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7in" style:rel-column-width="224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10<text:span text:style-name="T1">th</text:span> To Mar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Mar 10th</text:p>
          </table:table-cell>
          <table:table-cell table:style-name="Table2.A2" office:value-type="string">
            <text:p text:style-name="P5">Mitch and Albert attended</text:p>
          </table:table-cell>
          <table:table-cell table:style-name="Table2.C2" office:value-type="string">
            <text:p text:style-name="P4">- Further plans for current iteration</text:p>
            <text:p text:style-name="P4">- Addressing networking problems</text:p>
            <text:p text:style-name="P4">- Reviewing incomplete requirements</text:p>
          </table:table-cell>
        </table:table-row>
        <table:table-row>
          <table:table-cell table:style-name="Table2.A2" office:value-type="string">
            <text:p text:style-name="P5"><text:s/>Mar 12<text:span text:style-name="T1">th</text:span></text:p>
          </table:table-cell>
          <table:table-cell table:style-name="Table2.A2" office:value-type="string">
            <text:p text:style-name="P5">Mitch and Anthony Attended</text:p>
          </table:table-cell>
          <table:table-cell table:style-name="Table2.C2" office:value-type="string">
            <text:p text:style-name="P4">- Looked at current state of iteration and determined how finished the project currently stands</text:p>
            <text:p text:style-name="P4"/>
            <text:p text:style-name="P4">- Discussed Junit testing for iteration, for definitive proof of tested code</text:p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2">
            <text:p text:style-name="P5">12</text:p>
          </table:table-cell>
          <table:table-cell table:style-name="Table1.A2" office:value-type="string">
            <text:p text:style-name="P4">- Made all dice rolls controllable when cheat mode is active</text:p>
            <text:p text:style-name="P4"/>
            <text:p text:style-name="P4">- Placed all dwellings on the board and made them place able with cheat mode active(still has bugs)</text:p>
            <text:p text:style-name="P4"/>
            <text:p text:style-name="P4">- Collaborated with Mitch and got the board and the buttons on the board to be zoom able with mouse wheel</text:p>
            <text:p text:style-name="P4"/>
            <text:p text:style-name="P4">- Added a giant and ghost monster model and placed the ghost on the board</text:p>
            <text:p text:style-name="P4"/>
            <text:p text:style-name="P4">- Added defensive labels and buttons to the combat view; Set up the buttons for maneuverings so that they properly update the combat controller</text:p>
            <text:p text:style-name="P4"/>
            <text:p text:style-name="P4">- Fixed up the order of combat in the user interface</text:p>
          </table:table-cell>
          <table:table-cell table:style-name="Table1.D2" office:value-type="string">
            <text:p text:style-name="P4">- Finish Cheat Mode</text:p>
            <text:p text:style-name="P4"/>
            <text:p text:style-name="P4">- Support characters being able to start on different dwellings</text:p>
            <text:p text:style-name="P4"/>
            <text:p text:style-name="P4">- Support notoriety and fame treasures</text:p>
            <text:p text:style-name="P4"/>
            <text:p text:style-name="P4">- Start on Lost Castle/City, Cloak of mist and magic spectacles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 office:value-type="float" office:value="10">
            <text:p text:style-name="P5">10</text:p>
          </table:table-cell>
          <table:table-cell table:style-name="Table1.A2" office:value-type="string">
            <text:p text:style-name="P4">- Action Chits for all the different classes available are added and can be added to the specific class when asked for</text:p>
            <text:p text:style-name="P4"/>
            <text:p text:style-name="P4"><text:soft-page-break/>- Player base refactoring with the entity to form a better idea of what the natives and monsters will be able to do</text:p>
            <text:p text:style-name="P4"/>
            <text:p text:style-name="P4">- Entity holder that will store were all the monsters are and the environment chits for the lost city and castle are there</text:p>
            <text:p text:style-name="P4"/>
            <text:p text:style-name="P4">- Environment chits for the different tiles where monsters can show up and the different dwellings is added and a list of the starting chits can be asked for</text:p>
          </table:table-cell>
          <table:table-cell table:style-name="Table1.D2" office:value-type="string">
            <text:p text:style-name="P4">- Add all the different types of treasures to the entity holder so that there is a container for looting the different items</text:p>
            <text:p text:style-name="P4"/>
            <text:p text:style-name="P4"><text:soft-page-break/>- Add a list of items to be added to the clearing when a player dies</text:p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 office:value-type="float" office:value="12">
            <text:p text:style-name="P5">12</text:p>
          </table:table-cell>
          <table:table-cell table:style-name="Table1.A2" office:value-type="string">
            <text:p text:style-name="P4">- Addressed networking issues where messages would be sent repeatably back and forth between server and client</text:p>
            <text:p text:style-name="P4"/>
            <text:p text:style-name="P4">- Added in hidden pathways that players can reveal by searching in a given clearing</text:p>
            <text:p text:style-name="P4"/>
            <text:p text:style-name="P4">- Debugged networked moving of players within in the game</text:p>
            <text:p text:style-name="P4"/>
            <text:p text:style-name="P4">- Fixed a collection of null pointer issues, and other small bugs that arose</text:p>
          </table:table-cell>
          <table:table-cell table:style-name="Table1.D2" office:value-type="string">
            <text:p text:style-name="P4">- Figure out the best way to networked pvp combat</text:p>
            <text:p text:style-name="P4"/>
            <text:p text:style-name="P4">- Implement a mass update object for players when they join in on a local server</text:p>
            <text:p text:style-name="P4"/>
            <text:p text:style-name="P4">- Implement tests for existing sections of code</text:p>
            <text:p text:style-name="P4"/>
            <text:p text:style-name="P4">- Add in networked based player removal</text:p>
            <text:p text:style-name="P4"/>
            <text:p text:style-name="P4">- Develop design for player versus monster comba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17T11:41:19.44</dc:date>
    <meta:editing-duration>PT46M51S</meta:editing-duration>
    <meta:editing-cycles>22</meta:editing-cycles>
    <meta:generator>OpenOffice/4.0.1$Win32 OpenOffice.org_project/401m5$Build-9714</meta:generator>
    <meta:document-statistic meta:table-count="2" meta:image-count="0" meta:object-count="0" meta:page-count="2" meta:paragraph-count="50" meta:word-count="470" meta:character-count="2596"/>
    <dc:creator>Mitch Hird</dc:creator>
  </office:meta>
</office:document-meta>
</file>